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01pt"/>
    </style:style>
    <style:style style:name="co3" style:family="table-column">
      <style:table-column-properties fo:break-before="auto" style:column-width="44.16pt"/>
    </style:style>
    <style:style style:name="co4" style:family="table-column">
      <style:table-column-properties fo:break-before="auto" style:column-width="52.3pt"/>
    </style:style>
    <style:style style:name="co5" style:family="table-column">
      <style:table-column-properties fo:break-before="auto" style:column-width="53.6pt"/>
    </style:style>
    <style:style style:name="co6" style:family="table-column">
      <style:table-column-properties fo:break-before="auto" style:column-width="59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64.44pt" svg:y="9.67pt">
            <loext:p/>
            <draw:object draw:notify-on-update-of-ranges="Sheet1.A1:Sheet1.A21 Sheet1.B1:Sheet1.B21 Sheet1.A1:Sheet1.A21 Sheet1.C1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949" calcext:value-type="float">
            <text:p>11.4949</text:p>
          </table:table-cell>
          <table:table-cell office:value-type="float" office:value="12.0579" calcext:value-type="float">
            <text:p>12.05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.0783" calcext:value-type="float">
            <text:p>11.0783</text:p>
          </table:table-cell>
          <table:table-cell office:value-type="float" office:value="11.7411" calcext:value-type="float">
            <text:p>11.741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.6796" calcext:value-type="float">
            <text:p>10.6796</text:p>
          </table:table-cell>
          <table:table-cell office:value-type="float" office:value="11.3602" calcext:value-type="float">
            <text:p>11.360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.3008" calcext:value-type="float">
            <text:p>10.3008</text:p>
          </table:table-cell>
          <table:table-cell office:value-type="float" office:value="11.1278" calcext:value-type="float">
            <text:p>11.127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9.94413" calcext:value-type="float">
            <text:p>9.94413</text:p>
          </table:table-cell>
          <table:table-cell office:value-type="float" office:value="10.8751" calcext:value-type="float">
            <text:p>10.875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9.61216" calcext:value-type="float">
            <text:p>9.61216</text:p>
          </table:table-cell>
          <table:table-cell office:value-type="float" office:value="9.81064" calcext:value-type="float">
            <text:p>9.8106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.30749" calcext:value-type="float">
            <text:p>9.30749</text:p>
          </table:table-cell>
          <table:table-cell office:value-type="float" office:value="9.60754" calcext:value-type="float">
            <text:p>9.6075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9.03288" calcext:value-type="float">
            <text:p>9.03288</text:p>
          </table:table-cell>
          <table:table-cell office:value-type="float" office:value="9.11048" calcext:value-type="float">
            <text:p>9.1104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.79115" calcext:value-type="float">
            <text:p>8.79115</text:p>
          </table:table-cell>
          <table:table-cell office:value-type="float" office:value="8.28846" calcext:value-type="float">
            <text:p>8.2884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8.58508" calcext:value-type="float">
            <text:p>8.58508</text:p>
          </table:table-cell>
          <table:table-cell office:value-type="float" office:value="7.25657" calcext:value-type="float">
            <text:p>7.2565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.41729" calcext:value-type="float">
            <text:p>8.41729</text:p>
          </table:table-cell>
          <table:table-cell office:value-type="float" office:value="6.83101" calcext:value-type="float">
            <text:p>6.83101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8.29009" calcext:value-type="float">
            <text:p>8.29009</text:p>
          </table:table-cell>
          <table:table-cell office:value-type="float" office:value="6.62107" calcext:value-type="float">
            <text:p>6.62107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.20538" calcext:value-type="float">
            <text:p>8.20538</text:p>
          </table:table-cell>
          <table:table-cell office:value-type="float" office:value="6.83686" calcext:value-type="float">
            <text:p>6.83686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8.16448" calcext:value-type="float">
            <text:p>8.16448</text:p>
          </table:table-cell>
          <table:table-cell office:value-type="float" office:value="8.00818" calcext:value-type="float">
            <text:p>8.00818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8.16805" calcext:value-type="float">
            <text:p>8.16805</text:p>
          </table:table-cell>
          <table:table-cell office:value-type="float" office:value="6.71039" calcext:value-type="float">
            <text:p>6.71039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.21604" calcext:value-type="float">
            <text:p>8.21604</text:p>
          </table:table-cell>
          <table:table-cell office:value-type="float" office:value="7.0742" calcext:value-type="float">
            <text:p>7.0742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8.30766" calcext:value-type="float">
            <text:p>8.30766</text:p>
          </table:table-cell>
          <table:table-cell office:value-type="float" office:value="8.15813" calcext:value-type="float">
            <text:p>8.15813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8.4415" calcext:value-type="float">
            <text:p>8.4415</text:p>
          </table:table-cell>
          <table:table-cell office:value-type="float" office:value="8.63076" calcext:value-type="float">
            <text:p>8.63076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.6156" calcext:value-type="float">
            <text:p>8.6156</text:p>
          </table:table-cell>
          <table:table-cell office:value-type="float" office:value="9.42721" calcext:value-type="float">
            <text:p>9.42721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8.82757" calcext:value-type="float">
            <text:p>8.82757</text:p>
          </table:table-cell>
          <table:table-cell office:value-type="float" office:value="9.9751" calcext:value-type="float">
            <text:p>9.975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.07476" calcext:value-type="float">
            <text:p>9.07476</text:p>
          </table:table-cell>
          <table:table-cell office:value-type="float" office:value="10.7352" calcext:value-type="float">
            <text:p>10.7352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463.55pt" svg:x="265.69pt" svg:y="1.28pt">
            <loext:p/>
            <draw:object draw:notify-on-update-of-ranges="Sheet2.A1:Sheet2.A1 Sheet2.A2:Sheet2.A22 Sheet2.B1:Sheet2.B1 Sheet2.B2:Sheet2.B22 Sheet2.A1:Sheet2.A1 Sheet2.A2:Sheet2.A22 Sheet2.C1:Sheet2.C1 Sheet2.C2:Sheet2.C22 Sheet2.A1:Sheet2.A1 Sheet2.A2:Sheet2.A22 Sheet2.D1:Sheet2.D1 Sheet2.D2:Sheet2.D22 Sheet2.A1:Sheet2.A1 Sheet2.A2:Sheet2.A22 Sheet2.E1:Sheet2.E1 Sheet2.E2:Sheet2.E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urve Fit</text:p>
          </table:table-cell>
          <table:table-cell table:style-name="ce1" office:value-type="string" calcext:value-type="string">
            <text:p>Left slope</text:p>
          </table:table-cell>
          <table:table-cell table:style-name="ce1" office:value-type="string" calcext:value-type="string">
            <text:p>Right slo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0.1464" calcext:value-type="float">
            <text:p>40.1464</text:p>
          </table:table-cell>
          <table:table-cell office:value-type="float" office:value="39.964" calcext:value-type="float">
            <text:p>39.964</text:p>
          </table:table-cell>
          <table:table-cell office:value-type="float" office:value="-41.2246" calcext:value-type="float">
            <text:p>-41.22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6.1" calcext:value-type="float">
            <text:p>36.1</text:p>
          </table:table-cell>
          <table:table-cell office:value-type="float" office:value="36.1068" calcext:value-type="float">
            <text:p>36.1068</text:p>
          </table:table-cell>
          <table:table-cell office:value-type="float" office:value="35.9042" calcext:value-type="float">
            <text:p>35.9042</text:p>
          </table:table-cell>
          <table:table-cell office:value-type="float" office:value="-37.1648" calcext:value-type="float">
            <text:p>-37.164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office:value-type="float" office:value="32.0721" calcext:value-type="float">
            <text:p>32.0721</text:p>
          </table:table-cell>
          <table:table-cell office:value-type="float" office:value="31.8444" calcext:value-type="float">
            <text:p>31.8444</text:p>
          </table:table-cell>
          <table:table-cell office:value-type="float" office:value="-33.105" calcext:value-type="float">
            <text:p>-33.10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8.2" calcext:value-type="float">
            <text:p>28.2</text:p>
          </table:table-cell>
          <table:table-cell office:value-type="float" office:value="28.0446" calcext:value-type="float">
            <text:p>28.0446</text:p>
          </table:table-cell>
          <table:table-cell office:value-type="float" office:value="27.7846" calcext:value-type="float">
            <text:p>27.7846</text:p>
          </table:table-cell>
          <table:table-cell office:value-type="float" office:value="-29.0452" calcext:value-type="float">
            <text:p>-29.045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4.1" calcext:value-type="float">
            <text:p>24.1</text:p>
          </table:table-cell>
          <table:table-cell office:value-type="float" office:value="24.0276" calcext:value-type="float">
            <text:p>24.0276</text:p>
          </table:table-cell>
          <table:table-cell office:value-type="float" office:value="23.7248" calcext:value-type="float">
            <text:p>23.7248</text:p>
          </table:table-cell>
          <table:table-cell office:value-type="float" office:value="-24.9854" calcext:value-type="float">
            <text:p>-24.985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0" calcext:value-type="float">
            <text:p>20</text:p>
          </table:table-cell>
          <table:table-cell office:value-type="float" office:value="20.0274" calcext:value-type="float">
            <text:p>20.0274</text:p>
          </table:table-cell>
          <table:table-cell office:value-type="float" office:value="19.665" calcext:value-type="float">
            <text:p>19.665</text:p>
          </table:table-cell>
          <table:table-cell office:value-type="float" office:value="-20.9256" calcext:value-type="float">
            <text:p>-20.925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6.1" calcext:value-type="float">
            <text:p>16.1</text:p>
          </table:table-cell>
          <table:table-cell office:value-type="float" office:value="16.056" calcext:value-type="float">
            <text:p>16.056</text:p>
          </table:table-cell>
          <table:table-cell office:value-type="float" office:value="15.6052" calcext:value-type="float">
            <text:p>15.6052</text:p>
          </table:table-cell>
          <table:table-cell office:value-type="float" office:value="-16.8658" calcext:value-type="float">
            <text:p>-16.865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2.7" calcext:value-type="float">
            <text:p>12.7</text:p>
          </table:table-cell>
          <table:table-cell office:value-type="float" office:value="12.1403" calcext:value-type="float">
            <text:p>12.1403</text:p>
          </table:table-cell>
          <table:table-cell office:value-type="float" office:value="11.5454" calcext:value-type="float">
            <text:p>11.5454</text:p>
          </table:table-cell>
          <table:table-cell office:value-type="float" office:value="-12.806" calcext:value-type="float">
            <text:p>-12.80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.2" calcext:value-type="float">
            <text:p>8.2</text:p>
          </table:table-cell>
          <table:table-cell office:value-type="float" office:value="8.35349" calcext:value-type="float">
            <text:p>8.35349</text:p>
          </table:table-cell>
          <table:table-cell office:value-type="float" office:value="7.48564" calcext:value-type="float">
            <text:p>7.48564</text:p>
          </table:table-cell>
          <table:table-cell office:value-type="float" office:value="-8.74618" calcext:value-type="float">
            <text:p>-8.7461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.1" calcext:value-type="float">
            <text:p>4.1</text:p>
          </table:table-cell>
          <table:table-cell office:value-type="float" office:value="4.96365" calcext:value-type="float">
            <text:p>4.96365</text:p>
          </table:table-cell>
          <table:table-cell office:value-type="float" office:value="3.42584" calcext:value-type="float">
            <text:p>3.42584</text:p>
          </table:table-cell>
          <table:table-cell office:value-type="float" office:value="-4.68638" calcext:value-type="float">
            <text:p>-4.6863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.1" calcext:value-type="float">
            <text:p>4.1</text:p>
          </table:table-cell>
          <table:table-cell office:value-type="float" office:value="3.22199" calcext:value-type="float">
            <text:p>3.22199</text:p>
          </table:table-cell>
          <table:table-cell office:value-type="float" office:value="-0.633954" calcext:value-type="float">
            <text:p>-0.633954</text:p>
          </table:table-cell>
          <table:table-cell office:value-type="float" office:value="-0.62658" calcext:value-type="float">
            <text:p>-0.6265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4.2" calcext:value-type="float">
            <text:p>4.2</text:p>
          </table:table-cell>
          <table:table-cell office:value-type="float" office:value="4.969" calcext:value-type="float">
            <text:p>4.969</text:p>
          </table:table-cell>
          <table:table-cell office:value-type="float" office:value="-4.69375" calcext:value-type="float">
            <text:p>-4.69375</text:p>
          </table:table-cell>
          <table:table-cell office:value-type="float" office:value="3.43322" calcext:value-type="float">
            <text:p>3.4332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.5" calcext:value-type="float">
            <text:p>8.5</text:p>
          </table:table-cell>
          <table:table-cell office:value-type="float" office:value="8.36015" calcext:value-type="float">
            <text:p>8.36015</text:p>
          </table:table-cell>
          <table:table-cell office:value-type="float" office:value="-8.75355" calcext:value-type="float">
            <text:p>-8.75355</text:p>
          </table:table-cell>
          <table:table-cell office:value-type="float" office:value="7.49302" calcext:value-type="float">
            <text:p>7.49302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2.1" calcext:value-type="float">
            <text:p>12.1</text:p>
          </table:table-cell>
          <table:table-cell office:value-type="float" office:value="12.1473" calcext:value-type="float">
            <text:p>12.1473</text:p>
          </table:table-cell>
          <table:table-cell office:value-type="float" office:value="-12.8133" calcext:value-type="float">
            <text:p>-12.8133</text:p>
          </table:table-cell>
          <table:table-cell office:value-type="float" office:value="11.5528" calcext:value-type="float">
            <text:p>11.5528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6.3" calcext:value-type="float">
            <text:p>16.3</text:p>
          </table:table-cell>
          <table:table-cell office:value-type="float" office:value="16.0632" calcext:value-type="float">
            <text:p>16.0632</text:p>
          </table:table-cell>
          <table:table-cell office:value-type="float" office:value="-16.8731" calcext:value-type="float">
            <text:p>-16.8731</text:p>
          </table:table-cell>
          <table:table-cell office:value-type="float" office:value="15.6126" calcext:value-type="float">
            <text:p>15.612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0" calcext:value-type="float">
            <text:p>20</text:p>
          </table:table-cell>
          <table:table-cell office:value-type="float" office:value="20.0346" calcext:value-type="float">
            <text:p>20.0346</text:p>
          </table:table-cell>
          <table:table-cell office:value-type="float" office:value="-20.9329" calcext:value-type="float">
            <text:p>-20.9329</text:p>
          </table:table-cell>
          <table:table-cell office:value-type="float" office:value="19.6724" calcext:value-type="float">
            <text:p>19.6724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24.3" calcext:value-type="float">
            <text:p>24.3</text:p>
          </table:table-cell>
          <table:table-cell office:value-type="float" office:value="24.0349" calcext:value-type="float">
            <text:p>24.0349</text:p>
          </table:table-cell>
          <table:table-cell office:value-type="float" office:value="-24.9927" calcext:value-type="float">
            <text:p>-24.9927</text:p>
          </table:table-cell>
          <table:table-cell office:value-type="float" office:value="23.7322" calcext:value-type="float">
            <text:p>23.7322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28" calcext:value-type="float">
            <text:p>28</text:p>
          </table:table-cell>
          <table:table-cell office:value-type="float" office:value="28.0519" calcext:value-type="float">
            <text:p>28.0519</text:p>
          </table:table-cell>
          <table:table-cell office:value-type="float" office:value="-29.0525" calcext:value-type="float">
            <text:p>-29.0525</text:p>
          </table:table-cell>
          <table:table-cell office:value-type="float" office:value="27.792" calcext:value-type="float">
            <text:p>27.792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2.1" calcext:value-type="float">
            <text:p>32.1</text:p>
          </table:table-cell>
          <table:table-cell office:value-type="float" office:value="32.0794" calcext:value-type="float">
            <text:p>32.0794</text:p>
          </table:table-cell>
          <table:table-cell office:value-type="float" office:value="-33.1123" calcext:value-type="float">
            <text:p>-33.1123</text:p>
          </table:table-cell>
          <table:table-cell office:value-type="float" office:value="31.8518" calcext:value-type="float">
            <text:p>31.8518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36" calcext:value-type="float">
            <text:p>36</text:p>
          </table:table-cell>
          <table:table-cell office:value-type="float" office:value="36.1141" calcext:value-type="float">
            <text:p>36.1141</text:p>
          </table:table-cell>
          <table:table-cell office:value-type="float" office:value="-37.1721" calcext:value-type="float">
            <text:p>-37.1721</text:p>
          </table:table-cell>
          <table:table-cell office:value-type="float" office:value="35.9116" calcext:value-type="float">
            <text:p>35.911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0.1" calcext:value-type="float">
            <text:p>40.1</text:p>
          </table:table-cell>
          <table:table-cell office:value-type="float" office:value="40.1537" calcext:value-type="float">
            <text:p>40.1537</text:p>
          </table:table-cell>
          <table:table-cell office:value-type="float" office:value="-41.2319" calcext:value-type="float">
            <text:p>-41.2319</text:p>
          </table:table-cell>
          <table:table-cell office:value-type="float" office:value="39.9714" calcext:value-type="float">
            <text:p>39.9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1:14:57.496542365</meta:creation-date>
    <dc:date>2018-04-20T21:21:36.412052722</dc:date>
    <meta:editing-duration>P5DT23H29M23S</meta:editing-duration>
    <meta:editing-cycles>12</meta:editing-cycles>
    <meta:generator>LibreOffice/5.4.2.2.0$Linux_X86_64 LibreOffice_project/40m0$Build-2</meta:generator>
    <meta:document-statistic meta:table-count="2" meta:cell-count="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031cm" style:legend-expansion="high" chart:style-name="ch2"/>
        <chart:plot-area chart:style-name="ch3" table:cell-range-address="Sheet1.A1:Sheet1.C21" svg:x="0.866cm" svg:y="0.571cm" svg:width="13.095cm" svg:height="8.637cm">
          <chartooo:coordinate-region svg:x="1.487cm" svg:y="0.731cm" svg:width="12.009cm" svg:height="7.9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1" chart:class="chart:scatter">
            <chart:domain table:cell-range-address="Sheet1.A1:Sheet1.A21"/>
            <chart:data-point chart:repeated="21"/>
          </chart:series>
          <chart:series chart:style-name="ch7" chart:values-cell-range-address="Sheet1.C1:Sheet1.C2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1</svg:desc>
                </draw:g>
              </table:table-cell>
              <table:table-cell office:value-type="float" office:value="11.4949">
                <text:p>11.4949</text:p>
                <draw:g>
                  <svg:desc>Sheet1.B1:Sheet1.B21</svg:desc>
                </draw:g>
              </table:table-cell>
              <table:table-cell office:value-type="float" office:value="12.0579">
                <text:p>12.0579</text:p>
                <draw:g>
                  <svg:desc>Sheet1.C1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1.0783">
                <text:p>11.0783</text:p>
              </table:table-cell>
              <table:table-cell office:value-type="float" office:value="11.7411">
                <text:p>11.7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10.6796">
                <text:p>10.6796</text:p>
              </table:table-cell>
              <table:table-cell office:value-type="float" office:value="11.3602">
                <text:p>11.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  <table:table-cell office:value-type="float" office:value="10.3008">
                <text:p>10.3008</text:p>
              </table:table-cell>
              <table:table-cell office:value-type="float" office:value="11.1278">
                <text:p>11.1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">
                <text:p>12000</text:p>
              </table:table-cell>
              <table:table-cell office:value-type="float" office:value="9.94413">
                <text:p>9.94413</text:p>
              </table:table-cell>
              <table:table-cell office:value-type="float" office:value="10.8751">
                <text:p>10.8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9.61216">
                <text:p>9.61216</text:p>
              </table:table-cell>
              <table:table-cell office:value-type="float" office:value="9.81064">
                <text:p>9.81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00">
                <text:p>18000</text:p>
              </table:table-cell>
              <table:table-cell office:value-type="float" office:value="9.30749">
                <text:p>9.30749</text:p>
              </table:table-cell>
              <table:table-cell office:value-type="float" office:value="9.60754">
                <text:p>9.60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00">
                <text:p>21000</text:p>
              </table:table-cell>
              <table:table-cell office:value-type="float" office:value="9.03288">
                <text:p>9.03288</text:p>
              </table:table-cell>
              <table:table-cell office:value-type="float" office:value="9.11048">
                <text:p>9.11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0">
                <text:p>24000</text:p>
              </table:table-cell>
              <table:table-cell office:value-type="float" office:value="8.79115">
                <text:p>8.79115</text:p>
              </table:table-cell>
              <table:table-cell office:value-type="float" office:value="8.28846">
                <text:p>8.28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00">
                <text:p>27000</text:p>
              </table:table-cell>
              <table:table-cell office:value-type="float" office:value="8.58508">
                <text:p>8.58508</text:p>
              </table:table-cell>
              <table:table-cell office:value-type="float" office:value="7.25657">
                <text:p>7.25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8.41729">
                <text:p>8.41729</text:p>
              </table:table-cell>
              <table:table-cell office:value-type="float" office:value="6.83101">
                <text:p>6.83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00">
                <text:p>33000</text:p>
              </table:table-cell>
              <table:table-cell office:value-type="float" office:value="8.29009">
                <text:p>8.29009</text:p>
              </table:table-cell>
              <table:table-cell office:value-type="float" office:value="6.62107">
                <text:p>6.62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0">
                <text:p>36000</text:p>
              </table:table-cell>
              <table:table-cell office:value-type="float" office:value="8.20538">
                <text:p>8.20538</text:p>
              </table:table-cell>
              <table:table-cell office:value-type="float" office:value="6.83686">
                <text:p>6.83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00">
                <text:p>39000</text:p>
              </table:table-cell>
              <table:table-cell office:value-type="float" office:value="8.16448">
                <text:p>8.16448</text:p>
              </table:table-cell>
              <table:table-cell office:value-type="float" office:value="8.00818">
                <text:p>8.00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00">
                <text:p>42000</text:p>
              </table:table-cell>
              <table:table-cell office:value-type="float" office:value="8.16805">
                <text:p>8.16805</text:p>
              </table:table-cell>
              <table:table-cell office:value-type="float" office:value="6.71039">
                <text:p>6.71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0">
                <text:p>45000</text:p>
              </table:table-cell>
              <table:table-cell office:value-type="float" office:value="8.21604">
                <text:p>8.21604</text:p>
              </table:table-cell>
              <table:table-cell office:value-type="float" office:value="7.0742">
                <text:p>7.0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00">
                <text:p>48000</text:p>
              </table:table-cell>
              <table:table-cell office:value-type="float" office:value="8.30766">
                <text:p>8.30766</text:p>
              </table:table-cell>
              <table:table-cell office:value-type="float" office:value="8.15813">
                <text:p>8.15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00">
                <text:p>51000</text:p>
              </table:table-cell>
              <table:table-cell office:value-type="float" office:value="8.4415">
                <text:p>8.4415</text:p>
              </table:table-cell>
              <table:table-cell office:value-type="float" office:value="8.63076">
                <text:p>8.63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00">
                <text:p>54000</text:p>
              </table:table-cell>
              <table:table-cell office:value-type="float" office:value="8.6156">
                <text:p>8.6156</text:p>
              </table:table-cell>
              <table:table-cell office:value-type="float" office:value="9.42721">
                <text:p>9.427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00">
                <text:p>57000</text:p>
              </table:table-cell>
              <table:table-cell office:value-type="float" office:value="8.82757">
                <text:p>8.82757</text:p>
              </table:table-cell>
              <table:table-cell office:value-type="float" office:value="9.9751">
                <text:p>9.97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00">
                <text:p>60000</text:p>
              </table:table-cell>
              <table:table-cell office:value-type="float" office:value="9.07476">
                <text:p>9.07476</text:p>
              </table:table-cell>
              <table:table-cell office:value-type="float" office:value="10.7352">
                <text:p>10.7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6.354cm" xlink:href=".." xlink:type="simple" chart:class="chart:scatter" chart:style-name="ch1">
        <chart:legend chart:legend-position="end" svg:x="12.936cm" svg:y="7.289cm" style:legend-expansion="high" chart:style-name="ch2"/>
        <chart:plot-area chart:style-name="ch3" table:cell-range-address="Sheet2.A1:Sheet2.E22" chart:data-source-has-labels="row" svg:x="0.32cm" svg:y="0.327cm" svg:width="12.296cm" svg:height="15.7cm">
          <chartooo:coordinate-region svg:x="1.047cm" svg:y="0.487cm" svg:width="11.104cm" svg:height="15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2" chart:label-cell-address="Sheet2.B1:Sheet2.B1" chart:class="chart:scatter">
            <chart:domain table:cell-range-address="Sheet2.A2:Sheet2.A22"/>
            <chart:data-point chart:repeated="21"/>
          </chart:series>
          <chart:series chart:style-name="ch7" chart:values-cell-range-address="Sheet2.C2:Sheet2.C22" chart:label-cell-address="Sheet2.C1:Sheet2.C1" chart:class="chart:scatter">
            <chart:data-point chart:repeated="21"/>
          </chart:series>
          <chart:series chart:style-name="ch8" chart:values-cell-range-address="Sheet2.D2:Sheet2.D22" chart:label-cell-address="Sheet2.D1:Sheet2.D1" chart:class="chart:scatter">
            <chart:data-point chart:repeated="21"/>
          </chart:series>
          <chart:series chart:style-name="ch9" chart:values-cell-range-address="Sheet2.E2:Sheet2.E22" chart:label-cell-address="Sheet2.E1:Sheet2.E1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a</text:p>
                <draw:g>
                  <svg:desc>Sheet2.B1:Sheet2.B1</svg:desc>
                </draw:g>
              </table:table-cell>
              <table:table-cell office:value-type="string">
                <text:p>Curve Fit</text:p>
                <draw:g>
                  <svg:desc>Sheet2.C1:Sheet2.C1</svg:desc>
                </draw:g>
              </table:table-cell>
              <table:table-cell office:value-type="string">
                <text:p>Left slope</text:p>
                <draw:g>
                  <svg:desc>Sheet2.D1:Sheet2.D1</svg:desc>
                </draw:g>
              </table:table-cell>
              <table:table-cell office:value-type="string">
                <text:p>Right slope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22</svg:desc>
                </draw:g>
              </table:table-cell>
              <table:table-cell office:value-type="float" office:value="40">
                <text:p>40</text:p>
                <draw:g>
                  <svg:desc>Sheet2.B2:Sheet2.B22</svg:desc>
                </draw:g>
              </table:table-cell>
              <table:table-cell office:value-type="float" office:value="40.1464">
                <text:p>40.1464</text:p>
                <draw:g>
                  <svg:desc>Sheet2.C2:Sheet2.C22</svg:desc>
                </draw:g>
              </table:table-cell>
              <table:table-cell office:value-type="float" office:value="39.964">
                <text:p>39.964</text:p>
                <draw:g>
                  <svg:desc>Sheet2.D2:Sheet2.D22</svg:desc>
                </draw:g>
              </table:table-cell>
              <table:table-cell office:value-type="float" office:value="-41.2246">
                <text:p>-41.2246</text:p>
                <draw:g>
                  <svg:desc>Sheet2.E2:Sheet2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36.1">
                <text:p>36.1</text:p>
              </table:table-cell>
              <table:table-cell office:value-type="float" office:value="36.1068">
                <text:p>36.1068</text:p>
              </table:table-cell>
              <table:table-cell office:value-type="float" office:value="35.9042">
                <text:p>35.9042</text:p>
              </table:table-cell>
              <table:table-cell office:value-type="float" office:value="-37.1648">
                <text:p>-37.1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32">
                <text:p>32</text:p>
              </table:table-cell>
              <table:table-cell office:value-type="float" office:value="32.0721">
                <text:p>32.0721</text:p>
              </table:table-cell>
              <table:table-cell office:value-type="float" office:value="31.8444">
                <text:p>31.8444</text:p>
              </table:table-cell>
              <table:table-cell office:value-type="float" office:value="-33.105">
                <text:p>-33.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  <table:table-cell office:value-type="float" office:value="28.2">
                <text:p>28.2</text:p>
              </table:table-cell>
              <table:table-cell office:value-type="float" office:value="28.0446">
                <text:p>28.0446</text:p>
              </table:table-cell>
              <table:table-cell office:value-type="float" office:value="27.7846">
                <text:p>27.7846</text:p>
              </table:table-cell>
              <table:table-cell office:value-type="float" office:value="-29.0452">
                <text:p>-29.0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">
                <text:p>12000</text:p>
              </table:table-cell>
              <table:table-cell office:value-type="float" office:value="24.1">
                <text:p>24.1</text:p>
              </table:table-cell>
              <table:table-cell office:value-type="float" office:value="24.0276">
                <text:p>24.0276</text:p>
              </table:table-cell>
              <table:table-cell office:value-type="float" office:value="23.7248">
                <text:p>23.7248</text:p>
              </table:table-cell>
              <table:table-cell office:value-type="float" office:value="-24.9854">
                <text:p>-24.9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20">
                <text:p>20</text:p>
              </table:table-cell>
              <table:table-cell office:value-type="float" office:value="20.0274">
                <text:p>20.0274</text:p>
              </table:table-cell>
              <table:table-cell office:value-type="float" office:value="19.665">
                <text:p>19.665</text:p>
              </table:table-cell>
              <table:table-cell office:value-type="float" office:value="-20.9256">
                <text:p>-20.9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00">
                <text:p>18000</text:p>
              </table:table-cell>
              <table:table-cell office:value-type="float" office:value="16.1">
                <text:p>16.1</text:p>
              </table:table-cell>
              <table:table-cell office:value-type="float" office:value="16.056">
                <text:p>16.056</text:p>
              </table:table-cell>
              <table:table-cell office:value-type="float" office:value="15.6052">
                <text:p>15.6052</text:p>
              </table:table-cell>
              <table:table-cell office:value-type="float" office:value="-16.8658">
                <text:p>-16.8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00">
                <text:p>21000</text:p>
              </table:table-cell>
              <table:table-cell office:value-type="float" office:value="12.7">
                <text:p>12.7</text:p>
              </table:table-cell>
              <table:table-cell office:value-type="float" office:value="12.1403">
                <text:p>12.1403</text:p>
              </table:table-cell>
              <table:table-cell office:value-type="float" office:value="11.5454">
                <text:p>11.5454</text:p>
              </table:table-cell>
              <table:table-cell office:value-type="float" office:value="-12.806">
                <text:p>-12.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0">
                <text:p>24000</text:p>
              </table:table-cell>
              <table:table-cell office:value-type="float" office:value="8.2">
                <text:p>8.2</text:p>
              </table:table-cell>
              <table:table-cell office:value-type="float" office:value="8.35349">
                <text:p>8.35349</text:p>
              </table:table-cell>
              <table:table-cell office:value-type="float" office:value="7.48564">
                <text:p>7.48564</text:p>
              </table:table-cell>
              <table:table-cell office:value-type="float" office:value="-8.74618">
                <text:p>-8.74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00">
                <text:p>27000</text:p>
              </table:table-cell>
              <table:table-cell office:value-type="float" office:value="4.1">
                <text:p>4.1</text:p>
              </table:table-cell>
              <table:table-cell office:value-type="float" office:value="4.96365">
                <text:p>4.96365</text:p>
              </table:table-cell>
              <table:table-cell office:value-type="float" office:value="3.42584">
                <text:p>3.42584</text:p>
              </table:table-cell>
              <table:table-cell office:value-type="float" office:value="-4.68638">
                <text:p>-4.68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4.1">
                <text:p>4.1</text:p>
              </table:table-cell>
              <table:table-cell office:value-type="float" office:value="3.22199">
                <text:p>3.22199</text:p>
              </table:table-cell>
              <table:table-cell office:value-type="float" office:value="-0.633954">
                <text:p>-0.633954</text:p>
              </table:table-cell>
              <table:table-cell office:value-type="float" office:value="-0.62658">
                <text:p>-0.62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00">
                <text:p>33000</text:p>
              </table:table-cell>
              <table:table-cell office:value-type="float" office:value="4.2">
                <text:p>4.2</text:p>
              </table:table-cell>
              <table:table-cell office:value-type="float" office:value="4.969">
                <text:p>4.969</text:p>
              </table:table-cell>
              <table:table-cell office:value-type="float" office:value="-4.69375">
                <text:p>-4.69375</text:p>
              </table:table-cell>
              <table:table-cell office:value-type="float" office:value="3.43322">
                <text:p>3.43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0">
                <text:p>36000</text:p>
              </table:table-cell>
              <table:table-cell office:value-type="float" office:value="8.5">
                <text:p>8.5</text:p>
              </table:table-cell>
              <table:table-cell office:value-type="float" office:value="8.36015">
                <text:p>8.36015</text:p>
              </table:table-cell>
              <table:table-cell office:value-type="float" office:value="-8.75355">
                <text:p>-8.75355</text:p>
              </table:table-cell>
              <table:table-cell office:value-type="float" office:value="7.49302">
                <text:p>7.49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00">
                <text:p>39000</text:p>
              </table:table-cell>
              <table:table-cell office:value-type="float" office:value="12.1">
                <text:p>12.1</text:p>
              </table:table-cell>
              <table:table-cell office:value-type="float" office:value="12.1473">
                <text:p>12.1473</text:p>
              </table:table-cell>
              <table:table-cell office:value-type="float" office:value="-12.8133">
                <text:p>-12.8133</text:p>
              </table:table-cell>
              <table:table-cell office:value-type="float" office:value="11.5528">
                <text:p>11.5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00">
                <text:p>42000</text:p>
              </table:table-cell>
              <table:table-cell office:value-type="float" office:value="16.3">
                <text:p>16.3</text:p>
              </table:table-cell>
              <table:table-cell office:value-type="float" office:value="16.0632">
                <text:p>16.0632</text:p>
              </table:table-cell>
              <table:table-cell office:value-type="float" office:value="-16.8731">
                <text:p>-16.8731</text:p>
              </table:table-cell>
              <table:table-cell office:value-type="float" office:value="15.6126">
                <text:p>15.6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0">
                <text:p>45000</text:p>
              </table:table-cell>
              <table:table-cell office:value-type="float" office:value="20">
                <text:p>20</text:p>
              </table:table-cell>
              <table:table-cell office:value-type="float" office:value="20.0346">
                <text:p>20.0346</text:p>
              </table:table-cell>
              <table:table-cell office:value-type="float" office:value="-20.9329">
                <text:p>-20.9329</text:p>
              </table:table-cell>
              <table:table-cell office:value-type="float" office:value="19.6724">
                <text:p>19.6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00">
                <text:p>48000</text:p>
              </table:table-cell>
              <table:table-cell office:value-type="float" office:value="24.3">
                <text:p>24.3</text:p>
              </table:table-cell>
              <table:table-cell office:value-type="float" office:value="24.0349">
                <text:p>24.0349</text:p>
              </table:table-cell>
              <table:table-cell office:value-type="float" office:value="-24.9927">
                <text:p>-24.9927</text:p>
              </table:table-cell>
              <table:table-cell office:value-type="float" office:value="23.7322">
                <text:p>23.73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00">
                <text:p>51000</text:p>
              </table:table-cell>
              <table:table-cell office:value-type="float" office:value="28">
                <text:p>28</text:p>
              </table:table-cell>
              <table:table-cell office:value-type="float" office:value="28.0519">
                <text:p>28.0519</text:p>
              </table:table-cell>
              <table:table-cell office:value-type="float" office:value="-29.0525">
                <text:p>-29.0525</text:p>
              </table:table-cell>
              <table:table-cell office:value-type="float" office:value="27.792">
                <text:p>27.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00">
                <text:p>54000</text:p>
              </table:table-cell>
              <table:table-cell office:value-type="float" office:value="32.1">
                <text:p>32.1</text:p>
              </table:table-cell>
              <table:table-cell office:value-type="float" office:value="32.0794">
                <text:p>32.0794</text:p>
              </table:table-cell>
              <table:table-cell office:value-type="float" office:value="-33.1123">
                <text:p>-33.1123</text:p>
              </table:table-cell>
              <table:table-cell office:value-type="float" office:value="31.8518">
                <text:p>31.8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00">
                <text:p>57000</text:p>
              </table:table-cell>
              <table:table-cell office:value-type="float" office:value="36">
                <text:p>36</text:p>
              </table:table-cell>
              <table:table-cell office:value-type="float" office:value="36.1141">
                <text:p>36.1141</text:p>
              </table:table-cell>
              <table:table-cell office:value-type="float" office:value="-37.1721">
                <text:p>-37.1721</text:p>
              </table:table-cell>
              <table:table-cell office:value-type="float" office:value="35.9116">
                <text:p>35.9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00">
                <text:p>60000</text:p>
              </table:table-cell>
              <table:table-cell office:value-type="float" office:value="40.1">
                <text:p>40.1</text:p>
              </table:table-cell>
              <table:table-cell office:value-type="float" office:value="40.1537">
                <text:p>40.1537</text:p>
              </table:table-cell>
              <table:table-cell office:value-type="float" office:value="-41.2319">
                <text:p>-41.2319</text:p>
              </table:table-cell>
              <table:table-cell office:value-type="float" office:value="39.9714">
                <text:p>39.9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